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7e0021" draw:marker-start="" draw:marker-start-width="0.35cm" draw:marker-end="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" style:family="graphic" style:parent-style-name="standard">
      <style:graphic-properties svg:stroke-width="0.1cm" svg:stroke-color="#7e0021" draw:marker-start="" draw:marker-start-width="0.35cm" draw:marker-end="" draw:marker-end-width="0.35cm" draw:fill="solid" draw:fill-color="#83caff" draw:textarea-vertical-align="middle" fo:padding-top="0.175cm" fo:padding-bottom="0.175cm" fo:padding-left="0.3cm" fo:padding-right="0.3cm" draw:shadow="hidden"/>
    </style:style>
    <style:style style:name="gr3" style:family="graphic" style:parent-style-name="objectwithoutfill">
      <style:graphic-properties svg:stroke-width="0.1cm" svg:stroke-color="#7e0021" draw:marker-start="" draw:marker-start-width="0.35cm" draw:marker-end="Arrow" draw:marker-end-width="0.3cm" draw:fill="none" draw:fill-color="#83caff" draw:textarea-vertical-align="middle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6.4cm" svg:height="2.7cm" svg:x="4.8cm" svg:y="6.2cm">
          <text:p text:style-name="P1">Command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7cm" svg:height="1.8cm" svg:x="1.9cm" svg:y="14.2cm">
          <text:p text:style-name="P1">Marguerit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cm" svg:height="1.8cm" svg:x="11.2cm" svg:y="19.7cm">
          <text:p text:style-name="P1">Orangin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cm" svg:height="1.8cm" svg:x="1.9cm" svg:y="19.7cm">
          <text:p text:style-name="P1">Rein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cm" svg:height="1.8cm" svg:x="11.2cm" svg:y="16.9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1.8cm" svg:x="1.9cm" svg:y="16.8cm">
          <text:p text:style-name="P1">Romant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cm" svg:height="1.8cm" svg:x="11.1cm" svg:y="14.1cm">
          <text:p text:style-name="P1">Vodk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cm" svg:height="2cm" svg:x="9.9cm" svg:y="10.4cm">
          <text:p text:style-name="P1">Bois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2cm" svg:x="2.1cm" svg:y="10.4cm">
          <text:p text:style-name="P1">Pizza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4cm" svg:height="2.7cm" svg:x="13.2cm" svg:y="3.8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cm" svg:y1="15.1cm" svg:x2="6.6cm" svg:y2="15.1cm" draw:start-shape="id1" draw:end-shape="id1" svg:d="M6600 15100z" svg:viewBox="0 0 1 1">
          <text:p/>
        </draw:connector>
        <draw:connector draw:style-name="gr3" draw:text-style-name="P1" draw:layer="layout" svg:x1="1.9cm" svg:y1="15.1cm" svg:x2="2.1cm" svg:y2="11.4cm" draw:start-shape="id1" draw:start-glue-point="3" draw:end-shape="id2" svg:d="M1900 15100h-550v-3700h750" svg:viewBox="0 0 751 3701">
          <text:p/>
        </draw:connector>
        <draw:connector draw:style-name="gr3" draw:text-style-name="P1" draw:layer="layout" svg:x1="1.9cm" svg:y1="17.7cm" svg:x2="2.1cm" svg:y2="11.4cm" draw:start-shape="id3" draw:start-glue-point="3" draw:end-shape="id2" svg:d="M1900 17700h-550v-6300h750" svg:viewBox="0 0 751 6301">
          <text:p/>
        </draw:connector>
        <draw:connector draw:style-name="gr3" draw:text-style-name="P1" draw:layer="layout" svg:x1="1.9cm" svg:y1="20.6cm" svg:x2="2.1cm" svg:y2="11.4cm" draw:start-shape="id4" draw:end-shape="id2" draw:end-glue-point="3" svg:d="M1900 20600h-550v-9200h750" svg:viewBox="0 0 751 9201">
          <text:p/>
        </draw:connector>
        <draw:connector draw:style-name="gr3" draw:text-style-name="P1" draw:layer="layout" svg:x1="15.8cm" svg:y1="15cm" svg:x2="15.9cm" svg:y2="11.4cm" draw:start-shape="id5" draw:start-glue-point="1" draw:end-shape="id6" svg:d="M15800 15000h650v-3600h-550" svg:viewBox="0 0 651 3601">
          <text:p/>
        </draw:connector>
        <draw:connector draw:style-name="gr3" draw:text-style-name="P1" draw:layer="layout" svg:x1="15.9cm" svg:y1="17.8cm" svg:x2="15.9cm" svg:y2="11.4cm" draw:start-shape="id7" draw:start-glue-point="1" draw:end-shape="id6" svg:d="M15900 17800h550v-6400h-550" svg:viewBox="0 0 551 6401">
          <text:p/>
        </draw:connector>
        <draw:connector draw:style-name="gr3" draw:text-style-name="P1" draw:layer="layout" svg:x1="15.9cm" svg:y1="20.6cm" svg:x2="15.9cm" svg:y2="11.4cm" draw:start-shape="id8" draw:start-glue-point="1" draw:end-shape="id6" draw:end-glue-point="1" svg:d="M15900 20600h550v-9200h-550" svg:viewBox="0 0 551 9201">
          <text:p/>
        </draw:connector>
        <draw:connector draw:style-name="gr3" draw:text-style-name="P1" draw:layer="layout" svg:x1="5.1cm" svg:y1="10.4cm" svg:x2="8cm" svg:y2="8.9cm" draw:start-shape="id2" draw:start-glue-point="0" draw:end-shape="id9" svg:d="M5100 10400v-750h2900v-750" svg:viewBox="0 0 2901 1501">
          <text:p/>
        </draw:connector>
        <draw:connector draw:style-name="gr3" draw:text-style-name="P1" draw:layer="layout" svg:x1="12.9cm" svg:y1="10.4cm" svg:x2="8cm" svg:y2="8.9cm" draw:start-shape="id6" draw:start-glue-point="0" draw:end-shape="id9" svg:d="M12900 10400v-750h-4900v-750" svg:viewBox="0 0 4901 1501">
          <text:p/>
        </draw:connector>
        <draw:connector draw:style-name="gr2" draw:text-style-name="P1" draw:layer="layout" svg:x1="8cm" svg:y1="6.2cm" svg:x2="13.2cm" svg:y2="5.15cm" draw:start-shape="id9" draw:start-glue-point="0" draw:end-shape="id10" draw:end-glue-point="3" svg:d="M8000 6200v-1050h5200" svg:viewBox="0 0 5201 1051">
          <text:p/>
        </draw:connector>
        <draw:custom-shape draw:style-name="gr1" draw:text-style-name="P1" xml:id="id11" draw:id="id11" draw:layer="layout" svg:width="7.5cm" svg:height="2.7cm" svg:x="5.2cm" svg:y="1.4cm">
          <text:p text:style-name="P1">Historique,Analy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cm" svg:y1="6.2cm" svg:x2="8.95cm" svg:y2="4.1cm" draw:start-shape="id9" draw:start-glue-point="0" draw:end-shape="id11" draw:end-glue-point="2" svg:d="M8000 6200v-1050h950v-1050" svg:viewBox="0 0 95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3:39:28.637045228</meta:creation-date>
    <dc:date>2015-04-05T13:56:50.403129544</dc:date>
    <meta:editing-duration>PT2M11S</meta:editing-duration>
    <meta:editing-cycles>1</meta:editing-cycles>
    <meta:document-statistic meta:object-count="22"/>
    <meta:generator>LibreOffice/4.2.7.2$Linux_X86_64 LibreOffice_project/420m0$Build-2</meta:generator>
  </office:meta>
</office:document-meta>
</file>